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c27cb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f040" officeooo:paragraph-rsid="001df040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b8ce" officeooo:paragraph-rsid="001f21c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bbfa"/>
    </style:style>
    <style:style style:name="T6" style:family="text">
      <style:text-properties officeooo:rsid="001df040"/>
    </style:style>
    <style:style style:name="T7" style:family="text">
      <style:text-properties officeooo:rsid="001f2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4th</text:span> of <text:span text:style-name="T5">December</text:span> 202<text:span text:style-name="T3">1</text:span> under the <text:span text:style-name="T5">5th</text:span> PA Meeting.</text:p>
      <text:p text:style-name="P1"/>
      <text:p text:style-name="P1">The Assembly, recognising the current situation,</text:p>
      <text:p text:style-name="P1"/>
      <text:p text:style-name="P6">Constitutes the need to recognize Porpoistani.</text:p>
      <text:p text:style-name="P6">We, the <text:span text:style-name="T7">Porpoistani </text:span>people, request recognition by the People's Assembly for our language, representing our culture, history and nation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5">Comradedoggo_21</text:p>
      <text:p text:style-name="P5">threebody03</text:p>
      <text:p text:style-name="P5">Emeralda_axe7</text:p>
      <text:p text:style-name="P1"/>
      <text:p text:style-name="P1"/>
      <text:p text:style-name="P1"/>
      <text:p text:style-name="P3"><text:span text:style-name="T1">[</text:span><text:span text:style-name="T2">Motion 5-2: To recognise Porpoistani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16:06:38.066546836</dc:date>
    <meta:editing-duration>PT6M28S</meta:editing-duration>
    <meta:editing-cycles>10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11" meta:word-count="59" meta:character-count="424" meta:non-whitespace-character-count="376"/>
  </office:meta>
</office:document-meta>
</file>